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6">
            <text:p>6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office:annotation draw:style-name="gr2" draw:text-style-name="P1" svg:width="2.899cm" svg:height="0.991cm" svg:x="16.406cm" svg:y="0.755cm" draw:caption-point-x="-0.61cm" draw:caption-point-y="1.513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0">
            <office:annotation draw:style-name="gr2" draw:text-style-name="P1" svg:width="2.899cm" svg:height="0.991cm" svg:x="16.406cm" svg:y="1.206cm" draw:caption-point-x="-0.61cm" draw:caption-point-y="1.513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11cm" draw:caption-point-x="-0.61cm" draw:caption-point-y="1.513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11cm" draw:caption-point-x="-0.61cm" draw:caption-point-y="1.513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7" office:value-type="float" office:value="23">
            <text:p>23</text:p>
          </table:table-cell>
          <table:table-cell table:style-name="ce7" office:value-type="float" office:value="18">
            <text:p>18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1" table:formula="of:=[.G11]-[.G10]" office:value-type="float" office:value="-15">
            <text:p>-15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1.657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1.657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6.406cm" svg:y="1.657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56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56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014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014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3.463cm" draw:caption-point-x="-0.61cm" draw:caption-point-y="1.514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3.465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3.915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3.915cm" draw:caption-point-x="-0.61cm" draw:caption-point-y="1.514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369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369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8" office:value-type="float" office:value="2">
            <office:annotation draw:style-name="gr1" draw:text-style-name="P1" svg:width="2.899cm" svg:height="0.669cm" svg:x="14.148cm" svg:y="4.82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5.27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5.272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5.722cm" draw:caption-point-x="-0.61cm" draw:caption-point-y="1.514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style-name="ce8" office:value-type="float" office:value="2">
            <office:annotation draw:style-name="gr1" draw:text-style-name="P1" svg:width="2.899cm" svg:height="0.669cm" svg:x="14.148cm" svg:y="5.724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5.724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8.433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8.885cm" draw:caption-point-x="-0.61cm" draw:caption-point-y="1.512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o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3.916cm" draw:caption-point-x="-0.61cm" draw:caption-point-y="1.5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3.916cm" draw:caption-point-x="-0.61cm" draw:caption-point-y="1.5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3.916cm" draw:caption-point-x="-0.61cm" draw:caption-point-y="1.5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4.82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4.82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3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4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27">
            <text:p>27</text:p>
          </table:table-cell>
          <table:table-cell table:formula="of:=SUM([.F2:.F18])" office:value-type="float" office:value="25">
            <text:p>25</text:p>
          </table:table-cell>
          <table:table-cell table:formula="of:=SUM([.G2:.G18])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27">
            <text:p>-27</text:p>
          </table:table-cell>
          <table:table-cell table:formula="of:=[.F22]-[.F21]" office:value-type="float" office:value="-25">
            <text:p>-25</text:p>
          </table:table-cell>
          <table:table-cell table:formula="of:=[.G22]-[.G21]" office:value-type="float" office:value="-24">
            <text:p>-2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4" office:value-type="float" office:value="5">
            <text:p>5</text:p>
          </table:table-cell>
          <table:table-cell table:style-name="ce9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apsing Skylin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4">
            <office:annotation draw:style-name="gr1" draw:text-style-name="P1" svg:width="2.899cm" svg:height="0.669cm" svg:x="11.89cm" svg:y="0cm" draw:caption-point-x="-0.61cm" draw:caption-point-y="0.913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0.913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0.913cm">
              <dc:date>2026-02-17T00:00:00</dc:date>
              <text:p text:style-name="P1"><text:span text:style-name="T1">hard</text:span></text:p>
            </office:annotation>
            <text:p>4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cm" draw:caption-point-x="-0.61cm" draw:caption-point-y="1.36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0cm" draw:caption-point-x="-0.61cm" draw:caption-point-y="1.364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.304cm" draw:caption-point-x="-0.61cm" draw:caption-point-y="1.512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0.304cm" draw:caption-point-x="-0.61cm" draw:caption-point-y="1.512cm">
              <dc:date>2026-02-17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.756cm" draw:caption-point-x="-0.61cm" draw:caption-point-y="1.512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.756cm" draw:caption-point-x="-0.61cm" draw:caption-point-y="1.512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6.406cm" svg:y="0.756cm" draw:caption-point-x="-0.61cm" draw:caption-point-y="1.512cm">
              <dc:date>2026-02-17T00:00:00</dc:date>
              <text:p text:style-name="P1"><text:span text:style-name="T1">hard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8])" office:value-type="float" office:value="0">
            <text:p>0</text:p>
          </table:table-cell>
          <table:table-cell table:formula="of:=SUM([.C2:.C8])" office:value-type="float" office:value="0">
            <text:p>0</text:p>
          </table:table-cell>
          <table:table-cell table:formula="of:=SUM([.D2:.D8])" office:value-type="float" office:value="0">
            <text:p>0</text:p>
          </table:table-cell>
          <table:table-cell table:formula="of:=SUM([.E2:.E8])" office:value-type="float" office:value="16">
            <text:p>16</text:p>
          </table:table-cell>
          <table:table-cell table:formula="of:=SUM([.F2:.F8])" office:value-type="float" office:value="16">
            <text:p>16</text:p>
          </table:table-cell>
          <table:table-cell table:formula="of:=SUM([.G2:.G8])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0]-[.B9]" office:value-type="float" office:value="0">
            <text:p>0</text:p>
          </table:table-cell>
          <table:table-cell table:formula="of:=[.C10]-[.C9]" office:value-type="float" office:value="0">
            <text:p>0</text:p>
          </table:table-cell>
          <table:table-cell table:formula="of:=[.D10]-[.D9]" office:value-type="float" office:value="0">
            <text:p>0</text:p>
          </table:table-cell>
          <table:table-cell table:formula="of:=[.E10]-[.E9]" office:value-type="float" office:value="-16">
            <text:p>-16</text:p>
          </table:table-cell>
          <table:table-cell table:formula="of:=[.F10]-[.F9]" office:value-type="float" office:value="-16">
            <text:p>-16</text:p>
          </table:table-cell>
          <table:table-cell table:style-name="ce11" table:formula="of:=[.G10]-[.G9]" office:value-type="float" office:value="-12">
            <text:p>-12</text:p>
          </table:table-cell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eing is Believing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14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3" office:value-type="float" office:value="8">
            <text:p>8</text:p>
          </table:table-cell>
          <table:table-cell table:style-name="ce13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3" office:value-type="float" office:value="9">
            <text:p>9</text:p>
          </table:table-cell>
          <table:table-cell table:style-name="ce13" table:number-columns-repeated="3"/>
          <table:table-cell table:number-columns-repeated="3" table:style-name="ce14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0])" office:value-type="float" office:value="0">
            <text:p>0</text:p>
          </table:table-cell>
          <table:table-cell table:formula="of:=SUM([.C2:.C10])" office:value-type="float" office:value="0">
            <text:p>0</text:p>
          </table:table-cell>
          <table:table-cell table:formula="of:=SUM([.D2:.D10])" office:value-type="float" office:value="0">
            <text:p>0</text:p>
          </table:table-cell>
          <table:table-cell table:formula="of:=SUM([.E2:.E10])" office:value-type="float" office:value="5">
            <text:p>5</text:p>
          </table:table-cell>
          <table:table-cell table:formula="of:=SUM([.F2:.F10])" office:value-type="float" office:value="5">
            <text:p>5</text:p>
          </table:table-cell>
          <table:table-cell table:formula="of:=SUM([.G2:.G10])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2]-[.B11]" office:value-type="float" office:value="0">
            <text:p>0</text:p>
          </table:table-cell>
          <table:table-cell table:formula="of:=[.C12]-[.C11]" office:value-type="float" office:value="0">
            <text:p>0</text:p>
          </table:table-cell>
          <table:table-cell table:formula="of:=[.D12]-[.D11]" office:value-type="float" office:value="0">
            <text:p>0</text:p>
          </table:table-cell>
          <table:table-cell table:formula="of:=[.E12]-[.E11]" office:value-type="float" office:value="-5">
            <text:p>-5</text:p>
          </table:table-cell>
          <table:table-cell table:formula="of:=[.F12]-[.F11]" office:value-type="float" office:value="-5">
            <text:p>-5</text:p>
          </table:table-cell>
          <table:table-cell table:style-name="ce11" table:formula="of:=[.G12]-[.G11]" office:value-type="float" office:value="-4">
            <text:p>-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dnight Spire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0cm" draw:caption-point-x="-0.61cm" draw:caption-point-y="0.913cm">
              <dc:date>2026-02-18T00:00:00</dc:date>
              <text:p text:style-name="P1">hard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0cm" draw:caption-point-x="-0.61cm" draw:caption-point-y="0.913cm">
              <dc:date>2026-02-18T00:00:00</dc:date>
              <text:p text:style-name="P1">hard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1">
            <text:p>1</text:p>
          </table:table-cell>
          <table:table-cell table:style-name="ce8" office:value-type="float" office:value="0">
            <office:annotation draw:style-name="gr1" draw:text-style-name="P1" svg:width="2.899cm" svg:height="0.669cm" svg:x="14.148cm" svg:y="0cm" draw:caption-point-x="-0.61cm" draw:caption-point-y="1.364cm">
              <dc:date>2026-02-18T00:00:00</dc:date>
              <text:p text:style-name="P1">hard</text:p>
            </office:annotation>
            <text:p>0</text:p>
          </table:table-cell>
          <table:table-cell table:style-name="ce8" office:value-type="float" office:value="0">
            <office:annotation draw:style-name="gr1" draw:text-style-name="P1" svg:width="2.899cm" svg:height="0.669cm" svg:x="16.406cm" svg:y="0cm" draw:caption-point-x="-0.61cm" draw:caption-point-y="1.364cm">
              <dc:date>2026-02-18T00:00:00</dc:date>
              <text:p text:style-name="P1">hard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0.304cm" draw:caption-point-x="-0.61cm" draw:caption-point-y="1.512cm">
              <dc:date>2026-02-18T00:00:00</dc:date>
              <text:p text:style-name="P1"><text:span text:style-name="T1">hard</text:span></text:p>
            </office:annotation>
            <text:p>3</text:p>
          </table:table-cell>
          <table:table-cell table:style-name="ce8" office:value-type="float" office:value="2">
            <office:annotation draw:style-name="gr1" draw:text-style-name="P1" svg:width="2.899cm" svg:height="0.669cm" svg:x="14.148cm" svg:y="0.305cm" draw:caption-point-x="-0.61cm" draw:caption-point-y="1.511cm">
              <dc:date>2026-02-18T00:00:00</dc:date>
              <text:p text:style-name="P1">hardest</text:p>
            </office:annotation>
            <text:p>2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.756cm" draw:caption-point-x="-0.61cm" draw:caption-point-y="1.512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.756cm" draw:caption-point-x="-0.61cm" draw:caption-point-y="1.512cm">
              <dc:date>2026-02-18T00:00:00</dc:date>
              <text:p text:style-name="P1"><text:span text:style-name="T1">hard</text:span></text:p>
            </office:annotation>
            <text:p>2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0">
            <office:annotation draw:style-name="gr1" draw:text-style-name="P1" svg:width="2.899cm" svg:height="0.669cm" svg:x="11.89cm" svg:y="1.66cm" draw:caption-point-x="-0.61cm" draw:caption-point-y="1.511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14.148cm" svg:y="1.66cm" draw:caption-point-x="-0.61cm" draw:caption-point-y="1.511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style-name="ce7" office:value-type="float" office:value="0">
            <office:annotation draw:style-name="gr1" draw:text-style-name="P1" svg:width="2.899cm" svg:height="0.669cm" svg:x="16.406cm" svg:y="1.66cm" draw:caption-point-x="-0.61cm" draw:caption-point-y="1.511cm">
              <dc:date>2026-02-18T00:00:00</dc:date>
              <text:p text:style-name="P1"><text:span text:style-name="T1">hard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14">
            <text:p>14</text:p>
          </table:table-cell>
          <table:table-cell table:formula="of:=SUM([.F2:.F9])" office:value-type="float" office:value="11">
            <text:p>11</text:p>
          </table:table-cell>
          <table:table-cell table:formula="of:=SUM([.G2:.G9])" office:value-type="float" office:value="7">
            <text:p>7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-14">
            <text:p>-14</text:p>
          </table:table-cell>
          <table:table-cell table:formula="of:=[.F11]-[.F10]" office:value-type="float" office:value="-11">
            <text:p>-11</text:p>
          </table:table-cell>
          <table:table-cell table:style-name="ce11" table:formula="of:=[.G11]-[.G10]" office:value-type="float" office:value="-7">
            <text:p>-7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0">20/02/2026</text:date>, <text:time>06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20T06:11:33.90</dc:date>
    <dc:creator>avon </dc:creator>
    <meta:editing-duration>P1DT19H31M57S</meta:editing-duration>
    <meta:editing-cycles>43</meta:editing-cycles>
    <meta:generator>OpenOffice/4.1.16$Win32 OpenOffice.org_project/4116m3$Build-9816</meta:generator>
    <meta:document-statistic meta:table-count="8" meta:cell-count="594" meta:object-count="0"/>
  </office:meta>
</office:document-meta>
</file>